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Pictures/20000207000036710000220E46C7178C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4cm" svg:height="9cm" svg:x="0.059cm" svg:y="0.059cm">
          <draw:image xlink:href="Pictures/20000207000036710000220E46C7178C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.05cm" svg:stroke-color="#000000" draw:marker-start="Circle" draw:marker-start-width="0.28cm" draw:marker-end="Arrow" draw:marker-end-width="0.28cm" draw:fill="none" draw:fill-gradient-name="Gradient_20_7" draw:fill-hatch-name="Hatching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14.1cm" fo:page-height="9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9-17T14:46:13.01</meta:creation-date>
    <dc:date>2013-09-25T10:45:33.16</dc:date>
    <meta:editing-duration>PT13H40M51S</meta:editing-duration>
    <meta:editing-cycles>5</meta:editing-cycles>
    <meta:generator>LibreOffice/4.0.4.2$Windows_x86 LibreOffice_project/9e9821abd0ffdbc09cd8c52eaa574fa09eb08f2</meta:generator>
    <meta:document-statistic meta:object-count="1"/>
  </office:meta>
</office:document-meta>
</file>